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/>
    <style:style style:name="ce4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$premia;[.$A1];[.$B13];2;0)*[.F1]" office:value-type="string" office:string-value="" calcext:value-type="error">
            <text:p>#NAZWA?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$premia;[.$A2]:$;[.$B14];2;0)*[.F2]" office:value-type="string" office:string-value="" calcext:value-type="error">
            <text:p>#NAZWA?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$premia;[.$A3]:$;[.$B15];2;0)*[.F3]" office:value-type="string" office:string-value="" calcext:value-type="error">
            <text:p>#NAZWA?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4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4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4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4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4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4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4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4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4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4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4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4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4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4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4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4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4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4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4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4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4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4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4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4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4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4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4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4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4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4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4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2">00.00.0000</text:date>, <text:time style:data-style-name="N2" text:time-value="07:14:15.33342878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25:41.493442922</meta:creation-date>
    <meta:generator>LibreOffice/5.4.0.3$Linux_X86_64 LibreOffice_project/40m0$Build-3</meta:generator>
    <dc:date>2017-09-22T07:54:55.768478144</dc:date>
    <meta:editing-duration>PT5M56S</meta:editing-duration>
    <meta:editing-cycles>2</meta:editing-cycles>
    <meta:document-statistic meta:table-count="1" meta:cell-count="3503" meta:object-count="0"/>
  </office:meta>
</office:document-meta>
</file>